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with_20_Fine_20_Dots" svg:stroke-color="#ff0000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name="Shape1" draw:style-name="gr1" draw:text-style-name="P1" draw:layer="layout" svg:x1="1cm" svg:y1="1cm" svg:x2="27cm" svg:y2="20cm">
          <text:p text:style-name="P1">`</text:p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3T20:01:52.143000000</meta:creation-date>
    <dc:date>2019-09-03T20:06:41.897000000</dc:date>
    <meta:editing-duration>PT4M51S</meta:editing-duration>
    <meta:editing-cycles>1</meta:editing-cycles>
    <meta:document-statistic meta:object-count="24"/>
    <meta:generator>LibreOfficeDev/6.4.0.0.alpha0$Windows_X86_64 LibreOffice_project/01837a85004a6f891a09c0a63ed7eff75d634827</meta:generator>
  </office:meta>
</office:document-meta>
</file>